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ISlfQfgPjw0uQank0pVMw6xa3CEIfo4ZTJH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2:24:07.339799834</meta:creation-date>
    <dc:date>2022-07-06T12:24:18.430151383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